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paragraph-rsid="00187730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officeooo:paragraph-rsid="0018773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officeooo:paragraph-rsid="001bc41f" style:font-size-asian="14pt" style:font-size-complex="14pt"/>
    </style:style>
    <style:style style:name="P4" style:family="paragraph" style:parent-style-name="Standard">
      <style:text-properties fo:font-size="14pt" officeooo:paragraph-rsid="00187730" style:font-size-asian="14pt" style:font-size-complex="14pt"/>
    </style:style>
    <style:style style:name="P5" style:family="paragraph" style:parent-style-name="Standard">
      <style:text-properties fo:font-size="14pt" officeooo:rsid="001bc41f" officeooo:paragraph-rsid="001bc41f" style:font-size-asian="14pt" style:font-size-complex="14pt"/>
    </style:style>
    <style:style style:name="P6" style:family="paragraph" style:parent-style-name="Standard">
      <style:text-properties fo:font-size="14pt" fo:font-weight="bold" officeooo:paragraph-rsid="001bc41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size="16pt" fo:font-weight="bold" officeooo:paragraph-rsid="001d63b1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paragraph-rsid="001d63b1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4pt" fo:font-weight="bold" officeooo:paragraph-rsid="001d63b1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officeooo:paragraph-rsid="001d63b1" style:font-size-asian="14pt" style:font-size-complex="14pt"/>
    </style:style>
    <style:style style:name="P11" style:family="paragraph" style:parent-style-name="Standard">
      <style:text-properties fo:font-size="14pt" officeooo:rsid="001bc41f" officeooo:paragraph-rsid="001d63b1" style:font-size-asian="14pt" style:font-size-complex="14pt"/>
    </style:style>
    <style:style style:name="T1" style:family="text">
      <style:text-properties officeooo:rsid="001bc41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c41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E GÉNÉTIQUE DÉBRANCHÉ</text:p>
      <text:p text:style-name="P1">Objectif : trouver le mot mystère de 7 lettres</text:p>
      <text:p text:style-name="P1"/>
      <text:p text:style-name="P2">GÉNÉRATION 1</text:p>
      <text:p text:style-name="P3"><text:span text:style-name="T1">Individu </text:span>A : ___ ___ ___ ___ ___ ___ ___ → Fitness = ___/7 <text:s/>☐ Sélectionné</text:p>
      <text:p text:style-name="P3"><text:span text:style-name="T1">Individu B</text:span> : ___ ___ ___ ___ ___ ___ ___ → Fitness = ___/7 <text:s/>☐ Sélectionné</text:p>
      <text:p text:style-name="P3"><text:span text:style-name="T1">Individu C</text:span> : ___ ___ ___ ___ ___ ___ ___ → Fitness = ___/7 <text:s/>☐ Sélectionné</text:p>
      <text:p text:style-name="P3"><text:span text:style-name="T1">Individu D</text:span> : ___ ___ ___ ___ ___ ___ ___ → Fitness = ___/7 <text:s/>☐ Sélectionné</text:p>
      <text:p text:style-name="P3"/>
      <text:p text:style-name="P3"><text:span text:style-name="T1">SELECTION</text:span> (<text:span text:style-name="T1">Choisir les deux meilleurs.) </text:span></text:p>
      <text:p text:style-name="P3"/>
      <text:p text:style-name="P3">Parent 1 : ___ ___ ___ ___ ___ ___ ___</text:p>
      <text:p text:style-name="P3">Parent 2 : ___ ___ ___ ___ ___ ___ ___</text:p>
      <text:p text:style-name="P3"/>
      <text:p text:style-name="P3">CROISEMENT (point <text:span text:style-name="T1">de croisement à choisir avec un dé</text:span>)</text:p>
      <text:p text:style-name="P3">Parent 1 : ___ ___ ___ ___ ___ ___ ___</text:p>
      <text:p text:style-name="P4">Parent 2 : ___ ___ ___ ___ ___ ___ ___</text:p>
      <text:p text:style-name="P4"/>
      <text:p text:style-name="P5">MUTATION (des enfants. Point de mutation à choisir avec un dé)</text:p>
      <text:p text:style-name="P4">Enfant 1 : ___ ___ ___ ___ ___ ___ ___ <text:s/>→ Muté ? Dé = ___ → Fitness = ___/7</text:p>
      <text:p text:style-name="P4">Enfant 2 : ___ ___ ___ ___ ___ ___ ___ <text:s/>→ Muté ? Dé = ___ → Fitness = ___/7</text:p>
      <text:p text:style-name="P5">____________</text:p>
      <text:p text:style-name="P3"/>
      <text:p text:style-name="P6">GÉNÉRATION <text:span text:style-name="T1">2</text:span></text:p>
      <text:p text:style-name="P3"><text:span text:style-name="T1">Individu </text:span>A : ___ ___ ___ ___ ___ ___ ___ → Fitness = ___/7 <text:s/>☐ Sélectionné</text:p>
      <text:p text:style-name="P3"><text:span text:style-name="T1">Individu B</text:span> : ___ ___ ___ ___ ___ ___ ___ → Fitness = ___/7 <text:s/>☐ Sélectionné</text:p>
      <text:p text:style-name="P3"><text:span text:style-name="T1">Individu C</text:span> : ___ ___ ___ ___ ___ ___ ___ → Fitness = ___/7 <text:s/>☐ Sélectionné</text:p>
      <text:p text:style-name="P3"><text:span text:style-name="T1">Individu D</text:span> : ___ ___ ___ ___ ___ ___ ___ → Fitness = ___/7 <text:s/>☐ Sélectionné</text:p>
      <text:p text:style-name="P3"/>
      <text:p text:style-name="P3"><text:span text:style-name="T1">SELECTION</text:span> (<text:span text:style-name="T1">Choisir les deux meilleurs.) </text:span></text:p>
      <text:p text:style-name="P3"/>
      <text:p text:style-name="P3">Parent 1 : ___ ___ ___ ___ ___ ___ ___</text:p>
      <text:p text:style-name="P3">Parent 2 : ___ ___ ___ ___ ___ ___ ___</text:p>
      <text:p text:style-name="P3"/>
      <text:p text:style-name="P3">CROISEMENT (point <text:span text:style-name="T1">de croisement à choisir avec un dé</text:span>)</text:p>
      <text:p text:style-name="P3">Parent 1 : ___ ___ ___ ___ ___ ___ ___</text:p>
      <text:p text:style-name="P3">Parent 2 : ___ ___ ___ ___ ___ ___ ___</text:p>
      <text:p text:style-name="P3"/>
      <text:p text:style-name="P5">MUTATION (des enfants. Point de mutation à choisir avec un dé)</text:p>
      <text:p text:style-name="P3">Enfant 1 : ___ ___ ___ ___ ___ ___ ___ <text:s/>→ Muté ? Dé = ___ → Fitness = ___/7</text:p>
      <text:p text:style-name="P3">Enfant 2 : ___ ___ ___ ___ ___ ___ ___ <text:s/>→ Muté ? Dé = ___ → Fitness = ___/7</text:p>
      <text:p text:style-name="P3"><text:soft-page-break/><text:span text:style-name="T2">GÉNÉRATION </text:span><text:span text:style-name="T3">3</text:span></text:p>
      <text:p text:style-name="P3"><text:span text:style-name="T1">Individu </text:span>A : ___ ___ ___ ___ ___ ___ ___ → Fitness = ___/7 <text:s/>☐ Sélectionné</text:p>
      <text:p text:style-name="P3"><text:span text:style-name="T1">Individu B</text:span> : ___ ___ ___ ___ ___ ___ ___ → Fitness = ___/7 <text:s/>☐ Sélectionné</text:p>
      <text:p text:style-name="P3"><text:span text:style-name="T1">Individu C</text:span> : ___ ___ ___ ___ ___ ___ ___ → Fitness = ___/7 <text:s/>☐ Sélectionné</text:p>
      <text:p text:style-name="P3"><text:span text:style-name="T1">Individu D</text:span> : ___ ___ ___ ___ ___ ___ ___ → Fitness = ___/7 <text:s/>☐ Sélectionné</text:p>
      <text:p text:style-name="P3"/>
      <text:p text:style-name="P3"><text:span text:style-name="T1">SELECTION</text:span> (<text:span text:style-name="T1">Choisir les deux meilleurs.)</text:span></text:p>
      <text:p text:style-name="P3"/>
      <text:p text:style-name="P3">Parent 1 : ___ ___ ___ ___ ___ ___ ___</text:p>
      <text:p text:style-name="P3">Parent 2 : ___ ___ ___ ___ ___ ___ ___</text:p>
      <text:p text:style-name="P3"/>
      <text:p text:style-name="P3">CROISEMENT (point <text:span text:style-name="T1">de croisement à choisir avec un dé</text:span>)</text:p>
      <text:p text:style-name="P3">Parent 1 : ___ ___ ___ ___ ___ ___ ___</text:p>
      <text:p text:style-name="P3">Parent 2 : ___ ___ ___ ___ ___ ___ ___</text:p>
      <text:p text:style-name="P3"/>
      <text:p text:style-name="P5">MUTATION (des enfants. Point de mutation à choisir avec un dé)</text:p>
      <text:p text:style-name="P3">Enfant 1 : ___ ___ ___ ___ ___ ___ ___ <text:s/>→ Muté ? Dé = ___ → Fitness = ___/7</text:p>
      <text:p text:style-name="P3">Enfant 2 : ___ ___ ___ ___ ___ ___ ___ <text:s/>→ Muté ? Dé = ___ → Fitness = ___/7</text:p>
      <text:p text:style-name="P5">____________</text:p>
      <text:p text:style-name="P3"/>
      <text:p text:style-name="P6">GÉNÉRATION <text:span text:style-name="T1">4</text:span></text:p>
      <text:p text:style-name="P3"><text:span text:style-name="T1">Individu </text:span>A : ___ ___ ___ ___ ___ ___ ___ → Fitness = ___/7 <text:s/>☐ Sélectionné</text:p>
      <text:p text:style-name="P3"><text:span text:style-name="T1">Individu B</text:span> : ___ ___ ___ ___ ___ ___ ___ → Fitness = ___/7 <text:s/>☐ Sélectionné</text:p>
      <text:p text:style-name="P3"><text:span text:style-name="T1">Individu C</text:span> : ___ ___ ___ ___ ___ ___ ___ → Fitness = ___/7 <text:s/>☐ Sélectionné</text:p>
      <text:p text:style-name="P3"><text:span text:style-name="T1">Individu D</text:span> : ___ ___ ___ ___ ___ ___ ___ → Fitness = ___/7 <text:s/>☐ Sélectionné</text:p>
      <text:p text:style-name="P3"/>
      <text:p text:style-name="P3"><text:span text:style-name="T1">SELECTION</text:span> (<text:span text:style-name="T1">Choisir les deux meilleurs.)</text:span></text:p>
      <text:p text:style-name="P3"/>
      <text:p text:style-name="P3">Parent 1 : ___ ___ ___ ___ ___ ___ ___</text:p>
      <text:p text:style-name="P3">Parent 2 : ___ ___ ___ ___ ___ ___ ___</text:p>
      <text:p text:style-name="P3"/>
      <text:p text:style-name="P3">CROISEMENT (point <text:span text:style-name="T1">de croisement à choisir avec un dé</text:span>)</text:p>
      <text:p text:style-name="P3">Parent 1 : ___ ___ ___ ___ ___ ___ ___</text:p>
      <text:p text:style-name="P3">Parent 2 : ___ ___ ___ ___ ___ ___ ___</text:p>
      <text:p text:style-name="P3"/>
      <text:p text:style-name="P5">MUTATION (des enfants. Point de mutation à choisir avec un dé)</text:p>
      <text:p text:style-name="P3">Enfant 1 : ___ ___ ___ ___ ___ ___ ___ <text:s/>→ Muté ? Dé = ___ → Fitness = ___/7</text:p>
      <text:p text:style-name="P3">Enfant 2 : ___ ___ ___ ___ ___ ___ ___ <text:s/>→ Muté ? Dé = ___ → Fitness = ___/7</text:p>
      <text:p text:style-name="P3"/>
      <text:p text:style-name="P7">ALGORITHME GÉNÉTIQUE DÉBRANCHÉ</text:p>
      <text:p text:style-name="P8">Objectif : trouver le mot mystère de 7 lettres</text:p>
      <text:p text:style-name="P8"/>
      <text:p text:style-name="P9">GÉNÉRATION 1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2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><text:soft-page-break/><text:span text:style-name="T2">GÉNÉRATION </text:span><text:span text:style-name="T3">3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4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/>
      <text:p text:style-name="P7">ALGORITHME GÉNÉTIQUE DÉBRANCHÉ</text:p>
      <text:p text:style-name="P8">Objectif : trouver le mot mystère de 7 lettres</text:p>
      <text:p text:style-name="P8"/>
      <text:p text:style-name="P9">GÉNÉRATION 1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2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><text:soft-page-break/><text:span text:style-name="T2">GÉNÉRATION </text:span><text:span text:style-name="T3">3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4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/>
      <text:p text:style-name="P7">ALGORITHME GÉNÉTIQUE DÉBRANCHÉ</text:p>
      <text:p text:style-name="P8">Objectif : trouver le mot mystère de 7 lettres</text:p>
      <text:p text:style-name="P8"/>
      <text:p text:style-name="P9">GÉNÉRATION 1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2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><text:soft-page-break/><text:span text:style-name="T2">GÉNÉRATION </text:span><text:span text:style-name="T3">3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4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/>
      <text:p text:style-name="P7">ALGORITHME GÉNÉTIQUE DÉBRANCHÉ</text:p>
      <text:p text:style-name="P8">Objectif : trouver le mot mystère de 7 lettres</text:p>
      <text:p text:style-name="P8"/>
      <text:p text:style-name="P9">GÉNÉRATION 1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2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><text:soft-page-break/><text:span text:style-name="T2">GÉNÉRATION </text:span><text:span text:style-name="T3">3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4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/>
      <text:p text:style-name="P7">ALGORITHME GÉNÉTIQUE DÉBRANCHÉ</text:p>
      <text:p text:style-name="P8">Objectif : trouver le mot mystère de 7 lettres</text:p>
      <text:p text:style-name="P8"/>
      <text:p text:style-name="P9">GÉNÉRATION 1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2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><text:soft-page-break/><text:span text:style-name="T2">GÉNÉRATION </text:span><text:span text:style-name="T3">3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4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/>
      <text:p text:style-name="P7">ALGORITHME GÉNÉTIQUE DÉBRANCHÉ</text:p>
      <text:p text:style-name="P8">Objectif : trouver le mot mystère de 7 lettres</text:p>
      <text:p text:style-name="P8"/>
      <text:p text:style-name="P9">GÉNÉRATION 1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2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><text:soft-page-break/><text:span text:style-name="T2">GÉNÉRATION </text:span><text:span text:style-name="T3">3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4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/>
      <text:p text:style-name="P7">ALGORITHME GÉNÉTIQUE DÉBRANCHÉ</text:p>
      <text:p text:style-name="P8">Objectif : trouver le mot mystère de 7 lettres</text:p>
      <text:p text:style-name="P8"/>
      <text:p text:style-name="P9">GÉNÉRATION 1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2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><text:soft-page-break/><text:span text:style-name="T2">GÉNÉRATION </text:span><text:span text:style-name="T3">3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4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/>
      <text:p text:style-name="P7">ALGORITHME GÉNÉTIQUE DÉBRANCHÉ</text:p>
      <text:p text:style-name="P8">Objectif : trouver le mot mystère de 7 lettres</text:p>
      <text:p text:style-name="P8"/>
      <text:p text:style-name="P9">GÉNÉRATION 1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2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><text:soft-page-break/><text:span text:style-name="T2">GÉNÉRATION </text:span><text:span text:style-name="T3">3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4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/>
      <text:p text:style-name="P7">ALGORITHME GÉNÉTIQUE DÉBRANCHÉ</text:p>
      <text:p text:style-name="P8">Objectif : trouver le mot mystère de 7 lettres</text:p>
      <text:p text:style-name="P8"/>
      <text:p text:style-name="P9">GÉNÉRATION 1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2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><text:soft-page-break/><text:span text:style-name="T2">GÉNÉRATION </text:span><text:span text:style-name="T3">3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4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/>
      <text:p text:style-name="P7">ALGORITHME GÉNÉTIQUE DÉBRANCHÉ</text:p>
      <text:p text:style-name="P8">Objectif : trouver le mot mystère de 7 lettres</text:p>
      <text:p text:style-name="P8"/>
      <text:p text:style-name="P9">GÉNÉRATION 1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2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><text:soft-page-break/><text:span text:style-name="T2">GÉNÉRATION </text:span><text:span text:style-name="T3">3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4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/>
      <text:p text:style-name="P7">ALGORITHME GÉNÉTIQUE DÉBRANCHÉ</text:p>
      <text:p text:style-name="P8">Objectif : trouver le mot mystère de 7 lettres</text:p>
      <text:p text:style-name="P8"/>
      <text:p text:style-name="P9">GÉNÉRATION 1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2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><text:soft-page-break/><text:span text:style-name="T2">GÉNÉRATION </text:span><text:span text:style-name="T3">3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4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/>
      <text:p text:style-name="P7">ALGORITHME GÉNÉTIQUE DÉBRANCHÉ</text:p>
      <text:p text:style-name="P8">Objectif : trouver le mot mystère de 7 lettres</text:p>
      <text:p text:style-name="P8"/>
      <text:p text:style-name="P9">GÉNÉRATION 1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2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><text:soft-page-break/><text:span text:style-name="T2">GÉNÉRATION </text:span><text:span text:style-name="T3">3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4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/>
      <text:p text:style-name="P7">ALGORITHME GÉNÉTIQUE DÉBRANCHÉ</text:p>
      <text:p text:style-name="P8">Objectif : trouver le mot mystère de 7 lettres</text:p>
      <text:p text:style-name="P8"/>
      <text:p text:style-name="P9">GÉNÉRATION 1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2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><text:soft-page-break/><text:span text:style-name="T2">GÉNÉRATION </text:span><text:span text:style-name="T3">3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4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/>
      <text:p text:style-name="P7">ALGORITHME GÉNÉTIQUE DÉBRANCHÉ</text:p>
      <text:p text:style-name="P8">Objectif : trouver le mot mystère de 7 lettres</text:p>
      <text:p text:style-name="P8"/>
      <text:p text:style-name="P9">GÉNÉRATION 1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2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><text:soft-page-break/><text:span text:style-name="T2">GÉNÉRATION </text:span><text:span text:style-name="T3">3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4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/>
      <text:p text:style-name="P7">ALGORITHME GÉNÉTIQUE DÉBRANCHÉ</text:p>
      <text:p text:style-name="P8">Objectif : trouver le mot mystère de 7 lettres</text:p>
      <text:p text:style-name="P8"/>
      <text:p text:style-name="P9">GÉNÉRATION 1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2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><text:soft-page-break/><text:span text:style-name="T2">GÉNÉRATION </text:span><text:span text:style-name="T3">3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4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/>
      <text:p text:style-name="P7">ALGORITHME GÉNÉTIQUE DÉBRANCHÉ</text:p>
      <text:p text:style-name="P8">Objectif : trouver le mot mystère de 7 lettres</text:p>
      <text:p text:style-name="P8"/>
      <text:p text:style-name="P9">GÉNÉRATION 1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2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><text:soft-page-break/><text:span text:style-name="T2">GÉNÉRATION </text:span><text:span text:style-name="T3">3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4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/>
      <text:p text:style-name="P7">ALGORITHME GÉNÉTIQUE DÉBRANCHÉ</text:p>
      <text:p text:style-name="P8">Objectif : trouver le mot mystère de 7 lettres</text:p>
      <text:p text:style-name="P8"/>
      <text:p text:style-name="P9">GÉNÉRATION 1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2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><text:soft-page-break/><text:span text:style-name="T2">GÉNÉRATION </text:span><text:span text:style-name="T3">3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4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/>
      <text:p text:style-name="P7">ALGORITHME GÉNÉTIQUE DÉBRANCHÉ</text:p>
      <text:p text:style-name="P8">Objectif : trouver le mot mystère de 7 lettres</text:p>
      <text:p text:style-name="P8"/>
      <text:p text:style-name="P9">GÉNÉRATION 1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2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><text:soft-page-break/><text:span text:style-name="T2">GÉNÉRATION </text:span><text:span text:style-name="T3">3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4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/>
      <text:p text:style-name="P7">ALGORITHME GÉNÉTIQUE DÉBRANCHÉ</text:p>
      <text:p text:style-name="P8">Objectif : trouver le mot mystère de 7 lettres</text:p>
      <text:p text:style-name="P8"/>
      <text:p text:style-name="P9">GÉNÉRATION 1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2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><text:soft-page-break/><text:span text:style-name="T2">GÉNÉRATION </text:span><text:span text:style-name="T3">3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4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/>
      <text:p text:style-name="P7">ALGORITHME GÉNÉTIQUE DÉBRANCHÉ</text:p>
      <text:p text:style-name="P8">Objectif : trouver le mot mystère de 7 lettres</text:p>
      <text:p text:style-name="P8"/>
      <text:p text:style-name="P9">GÉNÉRATION 1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2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><text:soft-page-break/><text:span text:style-name="T2">GÉNÉRATION </text:span><text:span text:style-name="T3">3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4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/>
      <text:p text:style-name="P7">ALGORITHME GÉNÉTIQUE DÉBRANCHÉ</text:p>
      <text:p text:style-name="P8">Objectif : trouver le mot mystère de 7 lettres</text:p>
      <text:p text:style-name="P8"/>
      <text:p text:style-name="P9">GÉNÉRATION 1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2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><text:soft-page-break/><text:span text:style-name="T2">GÉNÉRATION </text:span><text:span text:style-name="T3">3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4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/>
      <text:p text:style-name="P7">ALGORITHME GÉNÉTIQUE DÉBRANCHÉ</text:p>
      <text:p text:style-name="P8">Objectif : trouver le mot mystère de 7 lettres</text:p>
      <text:p text:style-name="P8"/>
      <text:p text:style-name="P9">GÉNÉRATION 1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2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><text:soft-page-break/><text:span text:style-name="T2">GÉNÉRATION </text:span><text:span text:style-name="T3">3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4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/>
      <text:p text:style-name="P7">ALGORITHME GÉNÉTIQUE DÉBRANCHÉ</text:p>
      <text:p text:style-name="P8">Objectif : trouver le mot mystère de 7 lettres</text:p>
      <text:p text:style-name="P8"/>
      <text:p text:style-name="P9">GÉNÉRATION 1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2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><text:soft-page-break/><text:span text:style-name="T2">GÉNÉRATION </text:span><text:span text:style-name="T3">3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4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/>
      <text:p text:style-name="P7">ALGORITHME GÉNÉTIQUE DÉBRANCHÉ</text:p>
      <text:p text:style-name="P8">Objectif : trouver le mot mystère de 7 lettres</text:p>
      <text:p text:style-name="P8"/>
      <text:p text:style-name="P9">GÉNÉRATION 1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2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 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><text:soft-page-break/><text:span text:style-name="T2">GÉNÉRATION </text:span><text:span text:style-name="T3">3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1">____________</text:p>
      <text:p text:style-name="P10"/>
      <text:p text:style-name="P9">GÉNÉRATION <text:span text:style-name="T1">4</text:span></text:p>
      <text:p text:style-name="P10"><text:span text:style-name="T1">Individu </text:span>A : ___ ___ ___ ___ ___ ___ ___ → Fitness = ___/7 <text:s/>☐ Sélectionné</text:p>
      <text:p text:style-name="P10"><text:span text:style-name="T1">Individu B</text:span> : ___ ___ ___ ___ ___ ___ ___ → Fitness = ___/7 <text:s/>☐ Sélectionné</text:p>
      <text:p text:style-name="P10"><text:span text:style-name="T1">Individu C</text:span> : ___ ___ ___ ___ ___ ___ ___ → Fitness = ___/7 <text:s/>☐ Sélectionné</text:p>
      <text:p text:style-name="P10"><text:span text:style-name="T1">Individu D</text:span> : ___ ___ ___ ___ ___ ___ ___ → Fitness = ___/7 <text:s/>☐ Sélectionné</text:p>
      <text:p text:style-name="P10"/>
      <text:p text:style-name="P10"><text:span text:style-name="T1">SELECTION</text:span> (<text:span text:style-name="T1">Choisir les deux meilleurs.)</text:span></text:p>
      <text:p text:style-name="P10"/>
      <text:p text:style-name="P10">Parent 1 : ___ ___ ___ ___ ___ ___ ___</text:p>
      <text:p text:style-name="P10">Parent 2 : ___ ___ ___ ___ ___ ___ ___</text:p>
      <text:p text:style-name="P10"/>
      <text:p text:style-name="P10">CROISEMENT (point <text:span text:style-name="T1">de croisement à choisir avec un dé</text:span>)</text:p>
      <text:p text:style-name="P10">Parent 1 : ___ ___ ___ ___ ___ ___ ___</text:p>
      <text:p text:style-name="P10">Parent 2 : ___ ___ ___ ___ ___ ___ ___</text:p>
      <text:p text:style-name="P10"/>
      <text:p text:style-name="P11">MUTATION (des enfants. Point de mutation à choisir avec un dé)</text:p>
      <text:p text:style-name="P10">Enfant 1 : ___ ___ ___ ___ ___ ___ ___ <text:s/>→ Muté ? Dé = ___ → Fitness = ___/7</text:p>
      <text:p text:style-name="P10">Enfant 2 : ___ ___ ___ ___ ___ ___ ___ <text:s/>→ Muté ? Dé = ___ → Fitness = ___/7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c41f" officeooo:paragraph-rsid="001bc41f"/>
    </style:style>
    <style:style style:name="MP2" style:family="paragraph" style:parent-style-name="Footer">
      <style:text-properties officeooo:rsid="001bc41f" officeooo:paragraph-rsid="001bc4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gorithme génétique<text:tab/><text:tab/>Informatique</text:p>
      </style:header>
      <style:footer>
        <text:p text:style-name="MP2">Gymnase de Beaulieu<text:tab/><text:tab/>Vincent Keller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Vincent Keller</meta:initial-creator>
    <meta:creation-date>2026-02-11T16:11:53.152459769</meta:creation-date>
    <dc:date>2026-02-11T16:31:04.152479805</dc:date>
    <dc:creator>Vincent Keller</dc:creator>
    <meta:editing-duration>PT19M1S</meta:editing-duration>
    <meta:editing-cycles>7</meta:editing-cycles>
    <meta:generator>LibreOffice/25.2.7.2$Linux_X86_64 LibreOffice_project/5cbfd1ab6520636bb5f7b99185aa69bd7456825d</meta:generator>
    <meta:print-date>2026-02-11T16:29:50.472236035</meta:print-date>
    <meta:printed-by>Fichiers PDF: Vincent Keller</meta:printed-by>
    <meta:document-statistic meta:table-count="0" meta:image-count="0" meta:object-count="0" meta:page-count="50" meta:paragraph-count="1503" meta:word-count="17461" meta:character-count="78653" meta:non-whitespace-character-count="62042"/>
  </office:meta>
</office:document-meta>
</file>